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3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8];[.H72])" office:value-type="float" office:value="90300" calcext:value-type="float">
            <text:p>90300</text:p>
          </table:table-cell>
          <table:table-cell table:formula="of:=SUM([.K2];[.K3];[.K8];[.K22];[.K27];[.K29])" office:value-type="float" office:value="101700" calcext:value-type="float">
            <text:p>101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2700(5100)</text:p>
          </table:table-cell>
          <table:table-cell table:number-columns-repeated="3"/>
          <table:table-cell table:formula="of:=[.N4]-[.M4]" office:value-type="float" office:value="11400" calcext:value-type="float">
            <text:p>11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 table:number-columns-repeated="4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22250" calcext:value-type="float">
            <text:p>22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style-name="ce17" table:formula="of:=SUM([.B49:.F49])" office:value-type="float" office:value="25800" calcext:value-type="float">
            <text:p>25800</text:p>
          </table:table-cell>
          <table:table-cell table:style-name="ce23" table:formula="of:=SUM([.B72:.F72])" office:value-type="float" office:value="1461.17647058824" calcext:value-type="float">
            <text:p>1461.1764705882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2:.F72])" office:value-type="float" office:value="1461.17647058824" calcext:value-type="float">
            <text:p>1461.1764705882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2:.F72])" office:value-type="float" office:value="1461.17647058824" calcext:value-type="float">
            <text:p>1461.1764705882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2:.F72])" office:value-type="float" office:value="1461.17647058824" calcext:value-type="float">
            <text:p>1461.1764705882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2:.F72])" office:value-type="float" office:value="1461.17647058824" calcext:value-type="float">
            <text:p>1461.1764705882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:.D72])" office:value-type="float" office:value="1461.17647058824" calcext:value-type="float">
            <text:p>1461.1764705882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];[.D72];[.E72];[.F72])" office:value-type="float" office:value="1102.35294117647" calcext:value-type="float">
            <text:p>1102.3529411765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:.F72])" office:value-type="float" office:value="1461.17647058824" calcext:value-type="float">
            <text:p>1461.1764705882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:.F72])" office:value-type="float" office:value="1461.17647058824" calcext:value-type="float">
            <text:p>1461.1764705882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F72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2:.F72])" office:value-type="float" office:value="1461.17647058824" calcext:value-type="float">
            <text:p>1461.1764705882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2:.F72])" office:value-type="float" office:value="320" calcext:value-type="float">
            <text:p>32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B72:.F72])" office:value-type="float" office:value="1461.17647058824" calcext:value-type="float">
            <text:p>1461.1764705882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D72:.F72])" office:value-type="float" office:value="320" calcext:value-type="float">
            <text:p>32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+Vahe</text:p>
          </table:table-cell>
          <table:table-cell table:style-name="ce23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Tatev</text:p>
          </table:table-cell>
          <table:table-cell table:number-columns-repeated="2"/>
          <table:table-cell table:formula="of:=SUM([.B72:.F72])" office:value-type="float" office:value="1461.17647058824" calcext:value-type="float">
            <text:p>1461.1764705882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1461.17647058824" calcext:value-type="float">
            <text:p>1461.1764705882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1461.17647058824" calcext:value-type="float">
            <text:p>1461.1764705882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1461.17647058824" calcext:value-type="float">
            <text:p>1461.1764705882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1461.17647058824" calcext:value-type="float">
            <text:p>1461.1764705882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])" office:value-type="float" office:value="782.352941176471" calcext:value-type="float">
            <text:p>782.3529411765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2:.F72])" office:value-type="float" office:value="678.823529411765" calcext:value-type="float">
            <text:p>678.8235294118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2:.F72])" office:value-type="float" office:value="678.823529411765" calcext:value-type="float">
            <text:p>678.8235294118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19" office:value-type="float" office:value="0" calcext:value-type="float">
            <text:p>0</text:p>
          </table:table-cell>
          <table:table-cell table:style-name="ce17" table:formula="of:=[.F49]/20" office:value-type="float" office:value="0" calcext:value-type="float">
            <text:p>0</text:p>
          </table:table-cell>
          <table:table-cell/>
          <table:table-cell table:style-name="ce17" table:formula="of:=SUM([.H49:.H71])" office:value-type="float" office:value="25800" calcext:value-type="float">
            <text:p>258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11:27:47.018409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16T11:28:30.522950259</dc:date>
    <meta:editing-duration>P3DT30M50S</meta:editing-duration>
    <meta:editing-cycles>1409</meta:editing-cycles>
    <meta:generator>LibreOffice/4.2.8.2$Linux_X86_64 LibreOffice_project/420m0$Build-2</meta:generator>
    <meta:document-statistic meta:table-count="10" meta:cell-count="3274" meta:object-count="0"/>
  </office:meta>
</office:document-meta>
</file>